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df9c3" officeooo:paragraph-rsid="001df9c3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rsid="001e483c" officeooo:paragraph-rsid="001e483c"/>
    </style:style>
    <style:style style:name="P10" style:family="paragraph" style:parent-style-name="Table_20_Contents">
      <style:text-properties officeooo:paragraph-rsid="001f2f1c"/>
    </style:style>
    <style:style style:name="P11" style:family="paragraph" style:parent-style-name="Table_20_Contents">
      <style:text-properties officeooo:paragraph-rsid="001e483c"/>
    </style:style>
    <style:style style:name="P12" style:family="paragraph" style:parent-style-name="Table_20_Contents">
      <style:text-properties officeooo:rsid="0021174d" officeooo:paragraph-rsid="0021174d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83c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2">#include &lt;sys/types.h&gt; </text:p>
            <text:p text:style-name="P12">#include &lt;unistd.h&gt; </text:p>
            <text:p text:style-name="P12">#include &lt;stdio.h&gt; </text:p>
            <text:p text:style-name="P12">#include &lt;signal.h&gt; </text:p>
            <text:p text:style-name="P12">#include &lt;errno.h&gt; </text:p>
            <text:p text:style-name="P12">#include &lt;stdlib.h&gt; </text:p>
            <text:p text:style-name="P12"/>
            <text:p text:style-name="P12">static int contadores[31];</text:p>
            <text:p text:style-name="P12"/>
            <text:p text:style-name="P12">static void signal_e(int sigNum){ </text:p>
            <text:p text:style-name="P12"><text:tab/>contadores[sigNum]++;</text:p>
            <text:p text:style-name="P12"><text:tab/>printf("\n La señal %d , se ha realizado %d veces. " , sigNum ,contadores[sigNum]);</text:p>
            <text:p text:style-name="P12">} </text:p>
            <text:p text:style-name="P12"/>
            <text:p text:style-name="P12">int main(){ </text:p>
            <text:p text:style-name="P12"/>
            <text:p text:style-name="P12"><text:s text:c="4"/><text:tab/>struct sigaction sig; </text:p>
            <text:p text:style-name="P12"><text:s text:c="4"/><text:tab/>if(setvbuf(stdout,NULL,_IONBF,0)){ </text:p>
            <text:p text:style-name="P12"><text:s text:c="4"/><text:tab/><text:tab/>perror("\nError en setvbuf"); </text:p>
            <text:p text:style-name="P12"><text:s text:c="4"/><text:tab/>} </text:p>
            <text:p text:style-name="P12"><text:tab/> </text:p>
            <text:p text:style-name="P12"><text:tab/>sig.sa_handler=signal_e; </text:p>
            <text:p text:style-name="P12"><text:tab/>sigemptyset (&amp;sig.sa_mask); </text:p>
            <text:p text:style-name="P12"><text:tab/>sig.sa_flags = SA_RESTART; </text:p>
            <text:p text:style-name="P12"/>
            <text:p text:style-name="P12"><text:tab/>for(int i=1; i&lt;=31; i++){</text:p>
            <text:p text:style-name="P12"><text:tab/><text:tab/>contadores[i]=0;</text:p>
            <text:p text:style-name="P12"><text:tab/>}</text:p>
            <text:p text:style-name="P12"/>
            <text:p text:style-name="P12"><text:soft-page-break/><text:tab/>for ( int i = 1 ; i&lt;=60 ; i++){</text:p>
            <text:p text:style-name="P12"><text:tab/><text:tab/>if (sigaction(i, &amp;sig, NULL) == -1){</text:p>
            <text:p text:style-name="P12"><text:tab/><text:tab/><text:tab/>printf("error en el manejador");</text:p>
            <text:p text:style-name="P12"><text:tab/><text:tab/>}</text:p>
            <text:p text:style-name="P12"><text:tab/>}while(1);</text:p>
            <text:p text:style-name="P12"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#include &lt;stdio.h&gt; </text:p>
            <text:p text:style-name="P10">#include &lt;signal.h&gt; </text:p>
            <text:p text:style-name="P10"/>
            <text:p text:style-name="P10">int main() </text:p>
            <text:p text:style-name="P10"/>
            <text:p text:style-name="P10">{ </text:p>
            <text:p text:style-name="P10">sigset_t new_mask; </text:p>
            <text:p text:style-name="P10"/>
            <text:p text:style-name="P10">/* inicializar la nueva mascara de señales */ </text:p>
            <text:p text:style-name="P10">sigfillset(&amp;new_mask); </text:p>
            <text:p text:style-name="P10"/>
            <text:p text:style-name="P10">sigdelset(&amp;new_mask, SIGUSR1); </text:p>
            <text:p text:style-name="P10"/>
            <text:p text:style-name="P10">/*esperar la señal SIGUSR1 */ </text:p>
            <text:p text:style-name="P10">sigsuspend(&amp;new_mask); </text:p>
            <text:p text:style-name="P10"/>
            <text:p text:style-name="P10">}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El programa no funcionaría ya que la función manejador no esta declarada, y daría fallo de compilación. Suponiendo que esta función esta declarada y solo realiza la acción de igualar la variable global signal_recibida=1, suponemos:</text:p>
            <text:p text:style-name="P9">El programa funciona de la siguiente manera: inicialmente se declara una serie de conjuntos de mascaras y el struct.</text:p>
            <text:p text:style-name="P9"><text:soft-page-break/>Llamamos a la función sigaction para añadir la señal SIGTERM, y bloquemos la señal SIGTERM llamando a la función sigprocmask, y como primer parámetro SIG_BLOCK.</text:p>
            <text:p text:style-name="P9">El programa “se duerme” 10 segundos, si durante este tiempo mandáramos la señal anterior, el programa la ignorará y pondrá la variable global signal_recibida=1. Cuando vuelve de los 10 segundos, hace el paso contrario anterior, desbloquea la señal con la llamada a la función <text:s/>sigprocmask pero ahora como primer parámetro SIG_SETMASK.</text:p>
            <text:p text:style-name="P11"><text:span text:style-name="T3">Vuelve a “dormirse” un segundo, y posteriormente para finalizar, si la variable global es igual a 1(es decir, durante la espera de 10 segundos enviamos la señal bloqueada), imprimirá por pantalla el mensaje “Senal recibida”, sino no mostrará nada y el programa termina.</text:span>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2-07T11:52:05.369618623</dc:date>
    <meta:print-date>2012-01-06T19:20:30.34</meta:print-date>
    <meta:editing-cycles>189</meta:editing-cycles>
    <meta:editing-duration>PT23H24M58S</meta:editing-duration>
    <meta:document-statistic meta:table-count="9" meta:image-count="1" meta:object-count="0" meta:page-count="4" meta:paragraph-count="61" meta:word-count="429" meta:character-count="2882" meta:non-whitespace-character-count="2434"/>
    <meta:user-defined meta:name="Información 1"/>
    <meta:user-defined meta:name="Información 2"/>
    <meta:user-defined meta:name="Información 3"/>
    <meta:user-defined meta:name="Información 4"/>
  </office:meta>
</office:document-meta>
</file>